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8136"/>
    </style:style>
    <style:style style:name="P2" style:family="paragraph" style:parent-style-name="Standard">
      <style:text-properties officeooo:paragraph-rsid="00138835"/>
    </style:style>
    <style:style style:name="P3" style:family="paragraph" style:parent-style-name="Standard">
      <style:text-properties officeooo:paragraph-rsid="0017138b"/>
    </style:style>
    <style:style style:name="P4" style:family="paragraph" style:parent-style-name="Standard">
      <style:text-properties officeooo:paragraph-rsid="001aa06c"/>
    </style:style>
    <style:style style:name="P5" style:family="paragraph" style:parent-style-name="Standard">
      <style:text-properties officeooo:paragraph-rsid="001cd1a0"/>
    </style:style>
    <style:style style:name="P6" style:family="paragraph" style:parent-style-name="Standard">
      <style:text-properties officeooo:paragraph-rsid="001f81c9"/>
    </style:style>
    <style:style style:name="P7" style:family="paragraph" style:parent-style-name="Standard">
      <style:text-properties officeooo:paragraph-rsid="00226217"/>
    </style:style>
    <style:style style:name="P8" style:family="paragraph" style:parent-style-name="Standard">
      <style:text-properties officeooo:paragraph-rsid="002615c2"/>
    </style:style>
    <style:style style:name="P9" style:family="paragraph" style:parent-style-name="Standard">
      <style:text-properties officeooo:paragraph-rsid="00270df6"/>
    </style:style>
    <style:style style:name="P10" style:family="paragraph" style:parent-style-name="Standard">
      <style:text-properties officeooo:paragraph-rsid="0028d3a6"/>
    </style:style>
    <style:style style:name="P11" style:family="paragraph" style:parent-style-name="Standard">
      <style:text-properties officeooo:paragraph-rsid="00295944"/>
    </style:style>
    <style:style style:name="P12" style:family="paragraph" style:parent-style-name="Standard">
      <style:text-properties officeooo:paragraph-rsid="002a7506"/>
    </style:style>
    <style:style style:name="P13" style:family="paragraph" style:parent-style-name="Standard">
      <style:text-properties officeooo:paragraph-rsid="002de086"/>
    </style:style>
    <style:style style:name="P14" style:family="paragraph" style:parent-style-name="Standard">
      <style:text-properties officeooo:paragraph-rsid="002fd146"/>
    </style:style>
    <style:style style:name="P15" style:family="paragraph" style:parent-style-name="Standard">
      <style:text-properties officeooo:rsid="0030f438" officeooo:paragraph-rsid="0030f438"/>
    </style:style>
    <style:style style:name="P16" style:family="paragraph" style:parent-style-name="Standard">
      <style:text-properties officeooo:paragraph-rsid="0030f438"/>
    </style:style>
    <style:style style:name="P17" style:family="paragraph" style:parent-style-name="Standard">
      <style:text-properties officeooo:paragraph-rsid="00381bda"/>
    </style:style>
    <style:style style:name="P18" style:family="paragraph" style:parent-style-name="Standard">
      <style:text-properties officeooo:paragraph-rsid="003a956a"/>
    </style:style>
    <style:style style:name="P19" style:family="paragraph" style:parent-style-name="Standard">
      <style:text-properties officeooo:paragraph-rsid="003b4516"/>
    </style:style>
    <style:style style:name="P20" style:family="paragraph" style:parent-style-name="Standard">
      <style:text-properties officeooo:paragraph-rsid="003cb7d1"/>
    </style:style>
    <style:style style:name="P21" style:family="paragraph" style:parent-style-name="Standard">
      <style:text-properties officeooo:paragraph-rsid="003daca4"/>
    </style:style>
    <style:style style:name="P22" style:family="paragraph" style:parent-style-name="Standard">
      <style:text-properties officeooo:rsid="003f1382" officeooo:paragraph-rsid="003f1382"/>
    </style:style>
    <style:style style:name="P23" style:family="paragraph" style:parent-style-name="Standard">
      <style:text-properties officeooo:paragraph-rsid="003f1382"/>
    </style:style>
    <style:style style:name="P24" style:family="paragraph" style:parent-style-name="Standard">
      <style:text-properties officeooo:paragraph-rsid="004338a2"/>
    </style:style>
    <style:style style:name="P25" style:family="paragraph" style:parent-style-name="Standard">
      <style:text-properties officeooo:paragraph-rsid="00445422"/>
    </style:style>
    <style:style style:name="P26" style:family="paragraph" style:parent-style-name="Standard">
      <style:text-properties officeooo:paragraph-rsid="00464441"/>
    </style:style>
    <style:style style:name="P27" style:family="paragraph" style:parent-style-name="Standard">
      <style:text-properties officeooo:paragraph-rsid="004a76b6"/>
    </style:style>
    <style:style style:name="P28" style:family="paragraph" style:parent-style-name="Standard">
      <style:text-properties officeooo:rsid="004acc1f" officeooo:paragraph-rsid="004acc1f"/>
    </style:style>
    <style:style style:name="P29" style:family="paragraph" style:parent-style-name="Standard">
      <style:text-properties officeooo:paragraph-rsid="004acc1f"/>
    </style:style>
    <style:style style:name="T1" style:family="text">
      <style:text-properties fo:font-variant="normal" fo:text-transform="none" fo:color="#000000" style:font-name="Verdana" fo:font-size="8.25pt" fo:letter-spacing="normal" fo:font-style="normal" fo:font-weight="normal"/>
    </style:style>
    <style:style style:name="T2" style:family="text">
      <style:text-properties fo:font-variant="normal" fo:text-transform="none" fo:color="#000000" style:font-name="Verdana" fo:font-size="8.25pt" fo:letter-spacing="normal" fo:font-style="normal" fo:font-weight="normal" officeooo:rsid="00138835"/>
    </style:style>
    <style:style style:name="T3" style:family="text">
      <style:text-properties fo:font-variant="normal" fo:text-transform="none" fo:color="#000000" style:font-name="Verdana" fo:font-size="8.25pt" fo:letter-spacing="normal" fo:font-style="normal" fo:font-weight="normal" officeooo:rsid="0017fbf8"/>
    </style:style>
    <style:style style:name="T4" style:family="text">
      <style:text-properties fo:font-variant="normal" fo:text-transform="none" fo:color="#000000" style:font-name="Verdana" fo:font-size="8.25pt" fo:letter-spacing="normal" fo:font-style="normal" fo:font-weight="normal" officeooo:rsid="001cd1a0"/>
    </style:style>
    <style:style style:name="T5" style:family="text">
      <style:text-properties fo:font-variant="normal" fo:text-transform="none" fo:color="#000000" style:font-name="Verdana" fo:font-size="8.25pt" fo:letter-spacing="normal" fo:font-style="normal" fo:font-weight="normal" officeooo:rsid="001f81c9"/>
    </style:style>
    <style:style style:name="T6" style:family="text">
      <style:text-properties fo:font-variant="normal" fo:text-transform="none" fo:color="#000000" style:font-name="Verdana" fo:font-size="8.25pt" fo:letter-spacing="normal" fo:font-style="normal" fo:font-weight="normal" officeooo:rsid="0028d3a6"/>
    </style:style>
    <style:style style:name="T7" style:family="text">
      <style:text-properties fo:font-variant="normal" fo:text-transform="none" fo:color="#000000" style:font-name="Verdana" fo:font-size="8.25pt" fo:letter-spacing="normal" fo:font-style="normal" fo:font-weight="normal" officeooo:rsid="00295944"/>
    </style:style>
    <style:style style:name="T8" style:family="text">
      <style:text-properties fo:font-variant="normal" fo:text-transform="none" fo:color="#000000" style:font-name="Verdana" fo:font-size="8.25pt" fo:letter-spacing="normal" fo:font-style="normal" fo:font-weight="normal" officeooo:rsid="002a7506"/>
    </style:style>
    <style:style style:name="T9" style:family="text">
      <style:text-properties fo:font-variant="normal" fo:text-transform="none" fo:color="#000000" style:font-name="Verdana" fo:font-size="8.25pt" fo:letter-spacing="normal" fo:font-style="normal" fo:font-weight="normal" officeooo:rsid="002b7bc3"/>
    </style:style>
    <style:style style:name="T10" style:family="text">
      <style:text-properties fo:font-variant="normal" fo:text-transform="none" fo:color="#000000" style:font-name="Verdana" fo:font-size="8.25pt" fo:letter-spacing="normal" fo:font-style="normal" fo:font-weight="normal" officeooo:rsid="002de086"/>
    </style:style>
    <style:style style:name="T11" style:family="text">
      <style:text-properties fo:font-variant="normal" fo:text-transform="none" fo:color="#000000" style:font-name="Verdana" fo:font-size="8.25pt" fo:letter-spacing="normal" fo:font-style="normal" fo:font-weight="normal" officeooo:rsid="002fd146"/>
    </style:style>
    <style:style style:name="T12" style:family="text">
      <style:text-properties fo:font-variant="normal" fo:text-transform="none" fo:color="#000000" style:font-name="Verdana" fo:font-size="8.25pt" fo:letter-spacing="normal" fo:font-style="normal" fo:font-weight="normal" officeooo:rsid="0030f438"/>
    </style:style>
    <style:style style:name="T13" style:family="text">
      <style:text-properties fo:font-variant="normal" fo:text-transform="none" fo:color="#000000" style:font-name="Verdana" fo:font-size="8.25pt" fo:letter-spacing="normal" fo:font-style="normal" fo:font-weight="normal" officeooo:rsid="00316f8b"/>
    </style:style>
    <style:style style:name="T14" style:family="text">
      <style:text-properties fo:font-variant="normal" fo:text-transform="none" fo:color="#000000" style:font-name="Verdana" fo:font-size="8.25pt" fo:letter-spacing="normal" fo:font-style="normal" fo:font-weight="normal" officeooo:rsid="00381bda"/>
    </style:style>
    <style:style style:name="T15" style:family="text">
      <style:text-properties fo:font-variant="normal" fo:text-transform="none" fo:color="#000000" style:font-name="Verdana" fo:font-size="8.25pt" fo:letter-spacing="normal" fo:font-style="normal" fo:font-weight="normal" officeooo:rsid="003a956a"/>
    </style:style>
    <style:style style:name="T16" style:family="text">
      <style:text-properties fo:font-variant="normal" fo:text-transform="none" fo:color="#000000" style:font-name="Verdana" fo:font-size="8.25pt" fo:letter-spacing="normal" fo:font-style="normal" fo:font-weight="normal" officeooo:rsid="003b4516"/>
    </style:style>
    <style:style style:name="T17" style:family="text">
      <style:text-properties fo:font-variant="normal" fo:text-transform="none" fo:color="#000000" style:font-name="Verdana" fo:font-size="8.25pt" fo:letter-spacing="normal" fo:font-style="normal" fo:font-weight="normal" officeooo:rsid="003c8db5"/>
    </style:style>
    <style:style style:name="T18" style:family="text">
      <style:text-properties fo:font-variant="normal" fo:text-transform="none" fo:color="#000000" style:font-name="Verdana" fo:font-size="8.25pt" fo:letter-spacing="normal" fo:font-style="normal" fo:font-weight="normal" officeooo:rsid="003cb7d1"/>
    </style:style>
    <style:style style:name="T19" style:family="text">
      <style:text-properties fo:font-variant="normal" fo:text-transform="none" fo:color="#000000" style:font-name="Verdana" fo:font-size="8.25pt" fo:letter-spacing="normal" fo:font-style="normal" fo:font-weight="normal" officeooo:rsid="003daca4"/>
    </style:style>
    <style:style style:name="T20" style:family="text">
      <style:text-properties fo:font-variant="normal" fo:text-transform="none" fo:color="#000000" style:font-name="Verdana" fo:font-size="8.25pt" fo:letter-spacing="normal" fo:font-style="normal" fo:font-weight="normal" officeooo:rsid="003f1382"/>
    </style:style>
    <style:style style:name="T21" style:family="text">
      <style:text-properties fo:font-variant="normal" fo:text-transform="none" fo:color="#000000" style:font-name="Verdana" fo:font-size="8.25pt" fo:letter-spacing="normal" fo:font-style="normal" fo:font-weight="normal" officeooo:rsid="0040f4c9"/>
    </style:style>
    <style:style style:name="T22" style:family="text">
      <style:text-properties fo:font-variant="normal" fo:text-transform="none" fo:color="#000000" style:font-name="Verdana" fo:font-size="8.25pt" fo:letter-spacing="normal" fo:font-style="normal" fo:font-weight="normal" officeooo:rsid="004338a2"/>
    </style:style>
    <style:style style:name="T23" style:family="text">
      <style:text-properties fo:font-variant="normal" fo:text-transform="none" fo:color="#000000" style:font-name="Verdana" fo:font-size="8.25pt" fo:letter-spacing="normal" fo:font-style="normal" fo:font-weight="normal" officeooo:rsid="00445422"/>
    </style:style>
    <style:style style:name="T24" style:family="text">
      <style:text-properties fo:font-variant="normal" fo:text-transform="none" fo:color="#000000" style:font-name="Verdana" fo:font-size="8.25pt" fo:letter-spacing="normal" fo:font-style="normal" fo:font-weight="normal" officeooo:rsid="00464441"/>
    </style:style>
    <style:style style:name="T25" style:family="text">
      <style:text-properties fo:font-variant="normal" fo:text-transform="none" fo:color="#000000" style:font-name="Verdana" fo:font-size="8.25pt" fo:letter-spacing="normal" fo:font-style="normal" fo:font-weight="normal" officeooo:rsid="004a76b6"/>
    </style:style>
    <style:style style:name="T26" style:family="text">
      <style:text-properties fo:font-variant="normal" fo:text-transform="none" fo:color="#000000" style:font-name="Verdana" fo:font-size="8.25pt" fo:letter-spacing="normal" fo:font-style="normal" fo:font-weight="normal" officeooo:rsid="004acc1f"/>
    </style:style>
    <style:style style:name="T27" style:family="text">
      <style:text-properties officeooo:rsid="000b81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1. </text:span><text:span text:style-name="T1">One of the potential limitations of the proposed method is its reliance on an independent depth completion network to generate ground truth visual depth. As acknowledged by the authors, this network may introduce noise into the training data, which could affect the model's overall performance. More research focusing on denoising techniques or more accurate depth estimation could further improve the robustness of this approach.</text:span></text:p>
      <text:p text:style-name="P1"><text:span text:style-name="T1"/></text:p>
      <text:p text:style-name="P1"><text:span text:style-name="T1">没改,去噪的工作是深度预测的,这个如果加了都可以出一篇单独的论文了</text:span></text:p>
      <text:p text:style-name="P1"><text:span text:style-name="T1"/></text:p>
      <text:p text:style-name="P2"><text:span text:style-name="T2">2. </text:span><text:span text:style-name="T1">While the method performs well on the KITTI and Waymo datasets, it would be beneficial to see further evaluations across a broader range of datasets and environments. This would help understand the approach's generalizability, especially in more complex and varied driving conditions.</text:span></text:p>
      <text:p text:style-name="P2"><text:span text:style-name="T2"/></text:p>
      <text:p text:style-name="P2"><text:span text:style-name="T2">没改,两个数据集够了.顶会都是两个,在文章里说明了nuscenes有多个摄像头,我做的数据集都是单摄像头的</text:span></text:p>
      <text:p text:style-name="P2"><text:span text:style-name="T2"/></text:p>
      <text:p text:style-name="P3"><text:span text:style-name="T2">3. The paper does not provide a detailed discussion on the computational efficiency of the proposed methods, particularly in real-time applications, which are critical for intelligent vehicle systems. More research could explore optimizations that make the approach much more feasible for real-world deployment in autonomous systems.</text:span></text:p>
      <text:p text:style-name="P3"><text:span text:style-name="T2"/></text:p>
      <text:p text:style-name="P3"><text:span text:style-name="T2">在</text:span><text:span text:style-name="T3">KITTI测试集部分补充了latency</text:span></text:p>
      <text:p text:style-name="P3"><text:span text:style-name="T3"/></text:p>
      <text:p text:style-name="P4"><text:span text:style-name="T3">4. </text:span><text:span text:style-name="T4">T</text:span><text:span text:style-name="T3">he title is not well selected. Moreover, it does not clearly indicate the technical contributions of the manuscript.</text:span></text:p>
      <text:p text:style-name="P4"><text:span text:style-name="T3">现在的标题是更改过得</text:span></text:p>
      <text:p text:style-name="P4"><text:span text:style-name="T3"/></text:p>
      <text:p text:style-name="P5"><text:span text:style-name="T3">5. - Abstract and conclusion should be written in the same way, they are totally different in concept.<text:line-break/>- An acceptable Abstract should only contain 1/3 background and problem statement, and the remaining 2/3 should be composed of objectives, contributions, and significance.</text:span></text:p>
      <text:p text:style-name="P5"><text:span text:style-name="T3">让</text:span><text:span text:style-name="T5">GPT修了一下,我感觉写的挺好的,不知道啥问题</text:span></text:p>
      <text:p text:style-name="P5"><text:span text:style-name="T5"/></text:p>
      <text:p text:style-name="P5"><text:span text:style-name="T5"/></text:p>
      <text:p text:style-name="P6"><text:span text:style-name="T5">6. There are several very long paragraphs! In general, one paragraph should contain only one idea.</text:span></text:p>
      <text:p text:style-name="P6"><text:span text:style-name="T5">将一些长段落拆分了一下</text:span></text:p>
      <text:p text:style-name="P6"><text:span text:style-name="T5"/></text:p>
      <text:p text:style-name="P7"><text:span text:style-name="T5">7. If the whole sentence refers to the reference, the references should be placed at the end of the sentence.</text:span></text:p>
      <text:p text:style-name="P7"><text:span text:style-name="T5">这个不知道咋改,我感觉我这么写也可以吧,在文章中间</text:span></text:p>
      <text:p text:style-name="P7"><text:span text:style-name="T5"/></text:p>
      <text:p text:style-name="P8"><text:span text:style-name="T5">8. paper structures should be added to the end of the Introductions section</text:span></text:p>
      <text:p text:style-name="P8"><text:span text:style-name="T5">我看顶会都是写在方法段落的开头</text:span></text:p>
      <text:p text:style-name="P8"><text:span text:style-name="T5"/></text:p>
      <text:p text:style-name="P9"><text:span text:style-name="T5">9. writing is poor in case of equations</text:span></text:p>
      <text:p text:style-name="P9"><text:span text:style-name="T5">不知道哪里有问题</text:span></text:p>
      <text:p text:style-name="P9"><text:span text:style-name="T5"/></text:p>
      <text:p text:style-name="P10"><text:span text:style-name="T5">1</text:span><text:span text:style-name="T6">0. </text:span><text:span text:style-name="T1">Equations are a part of the text, so every equation must end with either . or , according to the next sentence.</text:span></text:p>
      <text:p text:style-name="P10"><text:span text:style-name="T6">这个改了,它的意思是在每个公式后面要加逗号或者句号</text:span></text:p>
      <text:p text:style-name="P10"><text:span text:style-name="T6"/></text:p>
      <text:p text:style-name="P11"><text:span text:style-name="T6">1</text:span><text:span text:style-name="T7">1. </text:span><text:span text:style-name="T1">When referring to an equation, no need to call it “equation (x)” or “eq. (x), just (x) is sufficient.</text:span></text:p>
      <text:p text:style-name="P11"><text:span text:style-name="T7">没改,感觉都可以</text:span></text:p>
      <text:p text:style-name="P11"><text:span text:style-name="T7"/></text:p>
      <text:p text:style-name="P12"><text:span text:style-name="T7">1</text:span><text:span text:style-name="T8">2. </text:span><text:span text:style-name="T1">Old references imply that the authors didn’t study state-of-the-art. Try to study the most recent published related papers and cite them. e.g., 2022~</text:span></text:p>
      <text:p text:style-name="P12"><text:span text:style-name="T8">现在</text:span><text:span text:style-name="T9">2022以后的差不多30篇</text:span></text:p>
      <text:p text:style-name="P12"><text:span text:style-name="T9"/></text:p>
      <text:p text:style-name="P13"><text:span text:style-name="T9">1</text:span><text:span text:style-name="T10">3. </text:span><text:span text:style-name="T1">Provide a detailed theoretical or mathematical justification for why the Multi-Scale Grid Attention (MSGA) mechanism improves detection performance, particularly in addressing feature disparity across different RoI regions.</text:span></text:p>
      <text:p text:style-name="P13"><text:span text:style-name="T10">深度学习给不了理论的解释, 做了消融实验</text:span></text:p>
      <text:p text:style-name="P13"><text:span text:style-name="T10"/></text:p>
      <text:p text:style-name="P14"><text:span text:style-name="T10">1</text:span><text:span text:style-name="T11">4. </text:span><text:span text:style-name="T1">Include visualizations of the attention maps generated by the MSGA module, comparing them to non-attention-based methods, to clearly demonstrate how it discriminates between foreground and background pixels.</text:span></text:p>
      <text:p text:style-name="P15"><text:span text:style-name="T11">F</text:span><text:span text:style-name="T1">ig.5. 里面有</text:span></text:p>
      <text:p text:style-name="P15"><text:span text:style-name="T1"/></text:p>
      <text:p text:style-name="P16"><text:span text:style-name="T12">15.</text:span><text:span text:style-name="T13">P</text:span><text:span text:style-name="T1">rovide a more detailed explanation or derivation of the probabilistic post-processing (PPP) method, possibly including pseudo-code or a step-by-step breakdown, to clarify its role in improving depth estimation.</text:span></text:p>
      <text:p text:style-name="P16"><text:span text:style-name="T1">我觉得这不是个算法, 没列算法. 文章第三</text:span><text:span text:style-name="T14">C部分专门说这个,你看看说不说的清楚</text:span></text:p>
      <text:p text:style-name="P16"><text:span text:style-name="T14"/></text:p>
      <text:p text:style-name="P17"><text:soft-page-break/><text:span text:style-name="T14">16. </text:span><text:span text:style-name="T1">Explore alternative methods or strategies to reduce dependency on the depth completion network, and propose ways to mitigate the noise or errors introduced by this network during training.</text:span></text:p>
      <text:p text:style-name="P17"><text:span text:style-name="T14">还是之前的问题,这个是后续工作地,不应该展开说</text:span></text:p>
      <text:p text:style-name="P17"><text:span text:style-name="T14"/></text:p>
      <text:p text:style-name="P18"><text:span text:style-name="T14">1</text:span><text:span text:style-name="T15">7. </text:span><text:span text:style-name="T1">Expand the ablation study to include a comparison between MSGA and other attention mechanisms (e.g., vanilla attention, self-attention), and explore different scales for the MSGA module.</text:span></text:p>
      <text:p text:style-name="P18"><text:span text:style-name="T15">加了对比其他的attention的实验</text:span></text:p>
      <text:p text:style-name="P18"><text:span text:style-name="T15"/></text:p>
      <text:p text:style-name="P19"><text:span text:style-name="T15">1</text:span><text:span text:style-name="T16">8. </text:span><text:span text:style-name="T1">Consider benchmarking the proposed method on additional datasets like nuScenes or ApolloScape to demonstrate the generalizability of the approach beyond KITTI and Waymo datasets.</text:span></text:p>
      <text:p text:style-name="P19"><text:span text:style-name="T16">在实验部分说了不用nu</text:span><text:span text:style-name="T17">Scenes的原因,我觉得两个数据集够了</text:span></text:p>
      <text:p text:style-name="P19"><text:span text:style-name="T17"/></text:p>
      <text:p text:style-name="P20"><text:span text:style-name="T17">1</text:span><text:span text:style-name="T18">9. P</text:span><text:span text:style-name="T1">rovide an analysis of the failure cases, particularly where the method struggles with depth estimation or misclassifies objects due to occlusion or long-distance issues.</text:span></text:p>
      <text:p text:style-name="P20"><text:span text:style-name="T1">没加,我看现在很多文章都不写这个部分了, 少数写的是为了凑篇幅</text:span></text:p>
      <text:p text:style-name="P20"><text:span text:style-name="T1"/></text:p>
      <text:p text:style-name="P20"><text:span text:style-name="T18">20.</text:span><text:span text:style-name="T1">Address potential overfitting in the model, given the discrepancy between the performance on the KITTI test set and the validation set. Applying regularization techniques or cross-validation may help improve the generalizability of the method.<text:line-break/></text:span><text:span text:style-name="T18">感觉并不是overfitting. 是数据分布的问题,因为在验证集和测试集都超过了别人,而不是只有验证集超过</text:span></text:p>
      <text:p text:style-name="P20"><text:span text:style-name="T18"/></text:p>
      <text:p text:style-name="P21"><text:span text:style-name="T18">2</text:span><text:span text:style-name="T19">1. </text:span><text:span text:style-name="T1">Compare the proposed method to the latest transformer-based monocular 3D object detection methods (e.g., MonoDETR or DETR3D) in terms of performance and efficiency.</text:span></text:p>
      <text:p text:style-name="P22"><text:span text:style-name="T19">Mo</text:span><text:span text:style-name="T1">noDETR之前就比了, DETR3D用的是multi-view的方法,和我这个不是一类的</text:span></text:p>
      <text:p text:style-name="P22"><text:span text:style-name="T1"/></text:p>
      <text:p text:style-name="P23"><text:span text:style-name="T20">22. </text:span><text:span text:style-name="T1">Justify the choice of using the Laplace distribution for modeling depth in the PPP module and provide evidence or reasoning that demonstrates its superiority over alternatives like Gaussian or uniform distributions.</text:span></text:p>
      <text:p text:style-name="P23"><text:span text:style-name="T20">这个很简单,就是和</text:span><text:span text:style-name="T21">DID-M3D比较.他就是用的这个分布</text:span></text:p>
      <text:p text:style-name="P23"><text:span text:style-name="T21"/></text:p>
      <text:p text:style-name="P24"><text:span text:style-name="T21">2</text:span><text:span text:style-name="T22">3. </text:span><text:span text:style-name="T1">Conduct a sensitivity analysis of the δ parameter used in the PPP module, and present the impact of varying δ values on the model's performance.</text:span></text:p>
      <text:p text:style-name="P24"><text:span text:style-name="T22">这个之前文章那个里就做了消融实验</text:span></text:p>
      <text:p text:style-name="P24"><text:span text:style-name="T22"/></text:p>
      <text:p text:style-name="P25"><text:span text:style-name="T22">2</text:span><text:span text:style-name="T23">4. </text:span><text:span text:style-name="T1">Expand the related work section to include recent advances in monocular 3D object detection, especially methods from 2023, and clarify how the proposed approach differs or extends those works.</text:span></text:p>
      <text:p text:style-name="P25"><text:span text:style-name="T23">加了四五篇</text:span></text:p>
      <text:p text:style-name="P25"><text:span text:style-name="T23"/></text:p>
      <text:p text:style-name="P26"><text:span text:style-name="T23">2</text:span><text:span text:style-name="T24">5. </text:span><text:span text:style-name="T1">Include a detailed comparison of the computational cost and latency of the method, with metrics such as inference time, model size, and FLOPs, and compare these to other approaches.</text:span></text:p>
      <text:p text:style-name="P26"><text:span text:style-name="T24">加了latency,其他的两个并不能直接反应时延,现在大部分论文都是直接说latency</text:span></text:p>
      <text:p text:style-name="P26"><text:span text:style-name="T24"/></text:p>
      <text:p text:style-name="P27"><text:span text:style-name="T24">2</text:span><text:span text:style-name="T25">6. </text:span><text:span text:style-name="T1">Include a flow diagram that visually explains the process of generating and refining RoI features through the MSGA and PPP modules, showing the intermediate steps and how they interact.</text:span></text:p>
      <text:p text:style-name="P28"><text:span text:style-name="T25">Fig.</text:span><text:span text:style-name="T1">4 的总览图里面有交互的</text:span></text:p>
      <text:p text:style-name="P28"><text:span text:style-name="T1"/></text:p>
      <text:p text:style-name="P29"><text:span text:style-name="T26">27. </text:span><text:span text:style-name="T1">Compare the proposed method to point-cloud-based 3D object detection methods in terms of accuracy and efficiency, and elaborate on the trade-offs between using monocular methods versus LiDAR-based methods for 3D object detection.</text:span></text:p>
      <text:p text:style-name="P29"><text:span text:style-name="T26">两个都不是一个赛道,从来没看过文章这么比的</text:span></text:p>
      <text:p text:style-name="P20"><text:span text:style-name="T18"/></text:p>
      <text:p text:style-name="P15"><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3T16:04:48.644381010</meta:creation-date>
    <dc:date>2024-10-13T16:22:55.478455109</dc:date>
    <meta:editing-duration>PT17M46S</meta:editing-duration>
    <meta:editing-cycles>45</meta:editing-cycles>
    <meta:generator>LibreOffice/6.4.7.2$Linux_X86_64 LibreOffice_project/40$Build-2</meta:generator>
    <meta:document-statistic meta:table-count="0" meta:image-count="0" meta:object-count="0" meta:page-count="2" meta:paragraph-count="53" meta:word-count="1314" meta:character-count="5768" meta:non-whitespace-character-count="5018"/>
  </office:meta>
</office:document-meta>
</file>